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e9bed" officeooo:paragraph-rsid="000e9bed"/>
    </style:style>
    <style:style style:name="P2" style:family="paragraph" style:parent-style-name="Standard" style:list-style-name="L1">
      <style:text-properties officeooo:rsid="000e9bed" officeooo:paragraph-rsid="000e9bed"/>
    </style:style>
    <style:style style:name="P3" style:family="paragraph" style:parent-style-name="Standard" style:list-style-name="L1">
      <style:text-properties style:text-underline-style="solid" style:text-underline-width="auto" style:text-underline-color="font-color" fo:font-weight="bold" officeooo:rsid="000e9bed" officeooo:paragraph-rsid="000e9bed" style:font-weight-asian="bold" style:font-weight-complex="bold"/>
    </style:style>
    <style:style style:name="P4" style:family="paragraph" style:parent-style-name="Standard" style:list-style-name="L1">
      <style:text-properties officeooo:rsid="00100598" officeooo:paragraph-rsid="00100598"/>
    </style:style>
    <style:style style:name="P5" style:family="paragraph" style:parent-style-name="Standard" style:list-style-name="L1">
      <style:text-properties fo:font-weight="bold" officeooo:rsid="00100598" officeooo:paragraph-rsid="00100598" style:font-weight-asian="bold" style:font-weight-complex="bold"/>
    </style:style>
    <style:style style:name="P6" style:family="paragraph" style:parent-style-name="Standard" style:list-style-name="L1">
      <style:text-properties style:text-underline-style="solid" style:text-underline-width="auto" style:text-underline-color="font-color" fo:font-weight="bold" officeooo:rsid="000f4513" officeooo:paragraph-rsid="000f4513" style:font-weight-asian="bold" style:font-weight-complex="bold"/>
    </style:style>
    <style:style style:name="P7" style:family="paragraph" style:parent-style-name="Standard" style:list-style-name="L1">
      <style:text-properties officeooo:rsid="000f4513" officeooo:paragraph-rsid="000f4513"/>
    </style:style>
    <style:style style:name="P8" style:family="paragraph" style:parent-style-name="Standard" style:list-style-name="L1">
      <style:text-properties fo:font-weight="bold" officeooo:rsid="000f4513" officeooo:paragraph-rsid="000f4513" style:font-weight-asian="bold" style:font-weight-complex="bold"/>
    </style:style>
    <style:style style:name="P9" style:family="paragraph" style:parent-style-name="Standard" style:list-style-name="L1">
      <style:text-properties fo:font-weight="normal" officeooo:rsid="000f4513" officeooo:paragraph-rsid="000f4513" style:font-weight-asian="normal" style:font-weight-complex="normal"/>
    </style:style>
    <style:style style:name="P10" style:family="paragraph" style:parent-style-name="Standard">
      <style:text-properties fo:font-weight="normal" officeooo:rsid="000f4513" officeooo:paragraph-rsid="000f4513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</text:p>
      <text:p text:style-name="P1"/>
      <text:list text:style-name="L1">
        <text:list-item>
          <text:p text:style-name="P2">Keep data organized</text:p>
        </text:list-item>
        <text:list-item>
          <text:p text:style-name="P2">Entity.h / Entity.cpp , Player.h / Player.cpp , Enemies.h / Enemies.cpp , GameWorld.h / GameWorld.cpp , Render.h / Render.cpp , Main.cpp</text:p>
        </text:list-item>
        <text:list-item>
          <text:p text:style-name="P3">Classes: <text:s text:c="2"/></text:p>
          <text:p text:style-name="P3"/>
          <text:p text:style-name="P2"><text:span text:style-name="T1">Entity –</text:span> holds base class for player and enemies , or anything that moves or has stats</text:p>
          <text:p text:style-name="P2"><text:span text:style-name="T1">Game – </text:span>holds the threads, clock and the world class, controls the game</text:p>
          <text:p text:style-name="P2"><text:span text:style-name="T1">World – </text:span>stores the map (ANSI grid through FTXUI library), the player, and vector of enemies</text:p>
          <text:p text:style-name="P2"><text:span text:style-name="T1">Input Handler – </text:span>gets user input and translates it into commands for game</text:p>
          <text:p text:style-name="P2"><text:span text:style-name="T2">Render – </text:span>draws the world through the FTXUI library and calls draw on world class</text:p>
        </text:list-item>
        <text:list-item>
          <text:p text:style-name="P4"><text:span text:style-name="T1">Entity class:</text:span> using this class and its inheritance, we’ll create child classes(player, enemy) that come from this class, gives them a position, a character symbol, and health</text:p>
          <text:p text:style-name="P4">-<text:span text:style-name="T1">class Entity:</text:span> the Parent, has x, y, hp and symbol</text:p>
          <text:p text:style-name="P4">-<text:span text:style-name="T1">class Player : public Entity:</text:span> the Child, adds logic for XP, inventory, or keyboard driven movement</text:p>
          <text:p text:style-name="P4"><text:span text:style-name="T1">-class Enemy : public Entity:</text:span> the Child, adds logic for Ai ( ex: move to player)</text:p>
        </text:list-item>
        <text:list-item>
          <text:p text:style-name="P5">Managing Enemies with a Vector:</text:p>
          <text:p text:style-name="P4">We’ll store enemies in a vector [std::vector&lt;enemy&gt;] to manage memory easily</text:p>
          <text:p text:style-name="P4">****IF <text:span text:style-name="T1">Logic Thread </text:span>is adding/removing enemies from the vector while <text:span text:style-name="T1">Render Thread</text:span> is drawing them, the program will crash. Protect the vector with <text:span text:style-name="T1">std::mutex</text:span></text:p>
          <text:p text:style-name="P5">****DISCLAIMER= I put the enemy adder function in the world class in the GameWorld file and I didn’t add the std::mutex to it</text:p>
        </text:list-item>
        <text:list-item>
          <text:p text:style-name="P5">Movement:</text:p>
          <text:p text:style-name="P4">-<text:span text:style-name="T1">Option 1:</text:span> create a ‘Manager’ as GameWorld or EntityManager class </text:p>
          <text:list>
            <text:list-header>
              <text:p text:style-name="P4">-holds player and vector of enemies</text:p>
              <text:p text:style-name="P4">-has a function <text:span text:style-name="T1">updatePositions()</text:span></text:p>
              <text:p text:style-name="P5">***I made this file already but I already made a mistake with the management of the vector ^^^</text:p>
            </text:list-header>
          </text:list>
          <text:p text:style-name="P4">-<text:span text:style-name="T1">Option 2: </text:span><text:span text:style-name="T3">creating a ‘Component’ pattern, where we give each Entity a Velocity component. Where the movement system looks at each entities velocities and updates their x and y coordinates. This is advanced</text:span></text:p>
        </text:list-item>
        <text:list-item>
          <text:p text:style-name="P6">Threads:</text:p>
          <text:p text:style-name="P6"/>
          <text:p text:style-name="P7"><text:span text:style-name="T1">Input Thread –</text:span> listens for keystrokes (blocking) DO NOT PUT IN MAIN LOOP</text:p>
          <text:p text:style-name="P7"><text:span text:style-name="T1">Logic/Physics Thread – </text:span>calculates character movement &amp; collisions (2D collison x-axis: m1*vi1x + m2*v2ix = <text:s/>m1*vf1x + m2*v2fx; y-axis: <text:s/>m1*vi1y + m2*v2iy <text:s/>= <text:s/>m1*vi1y + m2*v2iy [vix=vicosTHETA &amp; viy = visinTHETA]) and the enemy A.I. (can us Ai API’s)</text:p>
          <text:p text:style-name="P8">Rendering Thread – <text:span text:style-name="T3">Draws ACII characters to terminal through the FTXUI library using the ANSI escape code technique</text:span></text:p>
          <text:p text:style-name="P8">****We only need 3 threads*****</text:p>
        </text:list-item>
        <text:list-item>
          <text:p text:style-name="P8">Handling Parallel Interaction:</text:p>
          <text:p text:style-name="P9">we’ll do this through a buffer</text:p>
          <text:p text:style-name="P9">-Hard part – we have to make sure the input thread and the logic thread don’t change the same variable at the same time or it will crash</text:p>
          <text:p text:style-name="P9">-we need a “<text:span text:style-name="T1">Thread-Safe Queue</text:span>” Pattern, instead of the input thread moving the player at the time of the command, we have the command go to a queue.</text:p>
          <text:list>
            <text:list-header>
              <text:p text:style-name="P9"><text:soft-page-break/>-Input thread- the input to go forward comes in, and this thread adds the → command to the queue</text:p>
              <text:p text:style-name="P9">-Logic thread – this thread will check the queue everytime it starts the creation of a new frame for the terminal, if it sees a new command it will update the coordinates of the “entities” or player or enemy</text:p>
            </text:list-header>
          </text:list>
        </text:list-item>
      </text:list>
      <text:p text:style-name="P10"><text:tab/>- Atomic Variables- we’ll use these to make “flags” to show the game is running, by using <text:tab/>std::atomic&lt;bool&gt; which are thread safe and don’t need heavy locking, if its not the desired <text:tab/>outcome it will not allow a action to be done in the queue to prevent a crash.</text:p>
      <text:p text:style-name="P10"/>
      <text:list text:continue-numbering="true" text:style-name="L1">
        <text:list-header>
          <text:p text:style-name="P7"/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01T19:34:05.178506600</meta:creation-date>
    <dc:date>2026-04-01T20:17:06.295619700</dc:date>
    <meta:editing-duration>PT13M45S</meta:editing-duration>
    <meta:editing-cycles>1</meta:editing-cycles>
    <meta:document-statistic meta:table-count="0" meta:image-count="0" meta:object-count="0" meta:page-count="2" meta:paragraph-count="35" meta:word-count="550" meta:character-count="3207" meta:non-whitespace-character-count="2679"/>
    <meta:generator>LibreOffice/25.8.5.2$Windows_X86_64 LibreOffice_project/9c8b85f387cc00a89945a79c9e6239f32e450ac2</meta:generator>
  </office:meta>
</office:document-meta>
</file>